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cae" officeooo:paragraph-rsid="0014f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r final: Antivirus web</text:p>
      <text:p text:style-name="P1"/>
      <text:p text:style-name="P1">Punto 0. Necesidad y requisitos</text:p>
      <text:p text:style-name="P1">Necesidad</text:p>
      <text:p text:style-name="P1">Se requiere de la creacion de un antivirus capaz de detectar y <text:s/>eliminar contenido malicioso en servidores web externos.</text:p>
      <text:p text:style-name="P1">Requisitos: </text:p>
      <text:p text:style-name="P1"><text:tab/>- Conexion segura cliente servidor.</text:p>
      <text:p text:style-name="P1"><text:tab/>- Capazidad de desencriptar el codigo malicioso.</text:p>
      <text:p text:style-name="P1"><text:tab/>- Capacidad de creacion y modificacion de nuevos dominios.</text:p>
      <text:p text:style-name="P1"><text:tab/>- Creacion automatica de log.</text:p>
      <text:p text:style-name="P1">Punto 1. Lector de codigo malicioso</text:p>
      <text:p text:style-name="P1"/>
      <text:p text:style-name="P1">Punto 2. Creacion de base de datos</text:p>
      <text:p text:style-name="P1"/>
      <text:p text:style-name="P1">Punto 3. Creacion de panel de control</text:p>
      <text:p text:style-name="P1"/>
      <text:p text:style-name="P1">Punto 4. Escaner</text:p>
      <text:p text:style-name="P1"/>
      <text:p text:style-name="P1">Punto 5. Creacion de tunel mediante php + ssh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3-23T10:56:30.876137660</dc:date>
    <meta:editing-duration>P0D</meta:editing-duration>
    <meta:editing-cycles>1</meta:editing-cycles>
    <meta:document-statistic meta:table-count="0" meta:image-count="0" meta:object-count="0" meta:page-count="1" meta:paragraph-count="14" meta:word-count="88" meta:character-count="544" meta:non-whitespace-character-count="464"/>
    <meta:generator>LibreOffice/4.2.7.2$Linux_X86_64 LibreOffice_project/420m0$Build-2</meta:generator>
  </office:meta>
</office:document-meta>
</file>